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style:font-name="Times New Roman" style:font-name-complex="Times New Roman" fo:font-weight="bold" style:font-weight-asian="bold"/>
    </style:style>
    <style:style style:name="P2" style:parent-style-name="Standard" style:family="paragraph">
      <style:paragraph-properties fo:margin-bottom="0.1388in" fo:line-height="115%"/>
      <style:text-properties style:font-name="Times New Roman" style:font-name-complex="Times New Roman" fo:font-weight="bold" style:font-weight-asian="bold"/>
    </style:style>
    <style:style style:name="P3" style:parent-style-name="Standard" style:family="paragraph">
      <style:text-properties style:font-name="Times New Roman" style:font-name-complex="Times New Roman" fo:font-weight="bold" style:font-weight-asian="bold"/>
    </style:style>
    <style:style style:name="P4" style:parent-style-name="Standard" style:family="paragraph">
      <style:text-properties style:font-name="Times New Roman" style:font-name-complex="Times New Roman" fo:font-weight="bold" style:font-weight-asian="bold"/>
    </style:style>
    <style:style style:name="P5" style:parent-style-name="Standard" style:family="paragraph">
      <style:text-properties style:font-name="Times New Roman" style:font-name-complex="Times New Roman" fo:font-weight="bold" style:font-weight-asian="bold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/>
    </style:style>
    <style:style style:name="P1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 fo:font-weight="bold" style:font-weight-asian="bold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 fo:font-weight="bold" style:font-weight-asian="bold"/>
    </style:style>
    <style:style style:name="P2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7" style:parent-style-name="Standard" style:family="paragraph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 fo:font-weight="bold" style:font-weight-asian="bold"/>
    </style:style>
    <style:style style:name="P2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 fo:font-weight="bold" style:font-weight-asian="bold"/>
    </style:style>
    <style:style style:name="P3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3" style:parent-style-name="Standard" style:family="paragraph">
      <style:paragraph-properties fo:text-align="justify" fo:margin-bottom="0.1388in" fo:line-height="115%"/>
      <style:text-properties style:font-name="Times New Roman" style:font-name-complex="Times New Roman"/>
    </style:style>
    <style:style style:name="P34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35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36" style:parent-style-name="Standard" style:family="paragraph">
      <style:paragraph-properties fo:margin-bottom="0.1388in" fo:line-height="115%"/>
      <style:text-properties style:font-name="Times New Roman" style:font-name-complex="Times New Roman" fo:font-weight="bold" style:font-weight-asian="bold"/>
    </style:style>
    <style:style style:name="P37" style:parent-style-name="Standard" style:family="paragraph">
      <style:paragraph-properties fo:margin-bottom="0.1388in" fo:line-height="115%"/>
      <style:text-properties style:font-name="Times New Roman" style:font-name-complex="Times New Roman" fo:font-weight="bold" style:font-weight-asian="bold"/>
    </style:style>
    <style:style style:name="P38" style:parent-style-name="Standard" style:family="paragraph">
      <style:paragraph-properties fo:margin-bottom="0.1388in" fo:line-height="115%"/>
      <style:text-properties style:font-name="Times New Roman" style:font-name-complex="Times New Roman" fo:font-weight="bold" style:font-weight-asian="bold"/>
    </style:style>
    <style:style style:name="P39" style:parent-style-name="Standard" style:family="paragraph">
      <style:paragraph-properties fo:margin-bottom="0.1388in" fo:line-height="115%"/>
      <style:text-properties style:font-name="Times New Roman" style:font-name-complex="Times New Roman" fo:font-weight="bold" style:font-weight-asian="bold" style:font-weight-complex="bold"/>
    </style:style>
    <style:style style:name="P40" style:parent-style-name="Standard" style:family="paragraph">
      <style:paragraph-properties fo:margin-bottom="0.1388in" fo:line-height="115%"/>
    </style:style>
    <style:style style:name="T41" style:parent-style-name="Domyślnaczcionkaakapitu" style:family="text">
      <style:text-properties style:font-name="Times New Roman" style:font-name-complex="Times New Roman" style:font-weight-complex="bold"/>
    </style:style>
    <style:style style:name="T42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43" style:parent-style-name="Standard" style:family="paragraph">
      <style:paragraph-properties fo:text-align="justify" fo:margin-bottom="0.1388in" fo:line-height="115%"/>
      <style:text-properties style:font-name="Times New Roman" style:font-name-complex="Times New Roman"/>
    </style:style>
    <style:style style:name="P44" style:parent-style-name="Standard" style:family="paragraph">
      <style:paragraph-properties fo:margin-bottom="0.1388in" fo:line-height="115%"/>
    </style:style>
    <style:style style:name="T45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46" style:parent-style-name="Standard" style:family="paragraph">
      <style:paragraph-properties fo:text-align="justify" fo:margin-bottom="0.1388in" fo:line-height="115%"/>
      <style:text-properties style:font-name="Times New Roman" style:font-name-complex="Times New Roman"/>
    </style:style>
    <style:style style:name="P47" style:parent-style-name="Standard" style:family="paragraph">
      <style:paragraph-properties fo:text-align="justify" fo:margin-bottom="0.1388in" fo:line-height="115%"/>
      <style:text-properties style:font-name="Times New Roman" style:font-name-complex="Times New Roman"/>
    </style:style>
    <style:style style:name="P48" style:parent-style-name="Standard" style:family="paragraph">
      <style:paragraph-properties fo:text-align="justify" fo:margin-bottom="0.1388in" fo:line-height="115%"/>
      <style:text-properties style:font-name="Times New Roman" style:font-name-complex="Times New Roman"/>
    </style:style>
    <style:style style:name="P49" style:parent-style-name="Standard" style:family="paragraph">
      <style:paragraph-properties fo:text-align="justify" fo:margin-bottom="0.1388in" fo:line-height="115%"/>
      <style:text-properties style:font-name="Times New Roman" style:font-name-complex="Times New Roman"/>
    </style:style>
    <style:style style:name="P50" style:parent-style-name="Standard" style:family="paragraph">
      <style:paragraph-properties fo:text-align="justify" fo:margin-bottom="0.1388in" fo:line-height="115%"/>
    </style:style>
    <style:style style:name="T51" style:parent-style-name="Domyślnaczcionkaakapitu" style:family="text">
      <style:text-properties style:font-name="Times New Roman" style:font-name-complex="Times New Roman"/>
    </style:style>
    <style:style style:name="P52" style:parent-style-name="Standard" style:family="paragraph">
      <style:paragraph-properties fo:text-align="justify" fo:margin-bottom="0.1388in" fo:line-height="115%"/>
      <style:text-properties style:font-name="Times New Roman" style:font-name-complex="Times New Roman" style:font-weight-complex="bold"/>
    </style:style>
    <style:style style:name="P53" style:parent-style-name="Standard" style:family="paragraph">
      <style:paragraph-properties fo:text-align="justify" fo:margin-bottom="0.1388in" fo:line-height="115%"/>
    </style:style>
    <style:style style:name="T54" style:parent-style-name="Domyślnaczcionkaakapitu" style:family="text">
      <style:text-properties style:font-name="Times New Roman" style:font-name-complex="Times New Roman" style:font-weight-complex="bold"/>
    </style:style>
    <style:style style:name="T55" style:parent-style-name="Domyślnaczcionkaakapitu" style:family="text">
      <style:text-properties style:font-name="Times New Roman" style:font-name-complex="Times New Roman"/>
    </style:style>
    <style:style style:name="T56" style:parent-style-name="Domyślnaczcionkaakapitu" style:family="text">
      <style:text-properties style:font-name="Times New Roman" style:font-name-complex="Times New Roman"/>
    </style:style>
    <style:style style:name="P57" style:parent-style-name="Standard" style:family="paragraph">
      <style:paragraph-properties fo:text-align="justify" fo:margin-bottom="0.1388in" fo:line-height="115%"/>
    </style:style>
    <style:style style:name="T58" style:parent-style-name="Domyślnaczcionkaakapitu" style:family="text">
      <style:text-properties style:font-name="Times New Roman" style:font-name-complex="Times New Roman"/>
    </style:style>
    <style:style style:name="T59" style:parent-style-name="Domyślnaczcionkaakapitu" style:family="text">
      <style:text-properties style:font-name="Times New Roman" style:font-name-complex="Times New Roman" style:font-weight-complex="bold"/>
    </style:style>
    <style:style style:name="T60" style:parent-style-name="Domyślnaczcionkaakapitu" style:family="text">
      <style:text-properties style:font-name="Times New Roman" style:font-name-complex="Times New Roman"/>
    </style:style>
    <style:style style:name="T61" style:parent-style-name="Domyślnaczcionkaakapitu" style:family="text">
      <style:text-properties style:font-name="Times New Roman" style:font-name-complex="Times New Roman"/>
    </style:style>
    <style:style style:name="T62" style:parent-style-name="Domyślnaczcionkaakapitu" style:family="text">
      <style:text-properties style:font-name="Times New Roman" style:font-name-complex="Times New Roman"/>
    </style:style>
    <style:style style:name="P63" style:parent-style-name="Standard" style:family="paragraph">
      <style:paragraph-properties fo:text-align="justify" fo:margin-bottom="0.1388in" fo:line-height="115%"/>
    </style:style>
    <style:style style:name="T64" style:parent-style-name="Domyślnaczcionkaakapitu" style:family="text">
      <style:text-properties style:font-name="Times New Roman" style:font-name-complex="Times New Roman"/>
    </style:style>
    <style:style style:name="T65" style:parent-style-name="Domyślnaczcionkaakapitu" style:family="text">
      <style:text-properties style:font-name="Times New Roman" style:font-name-complex="Times New Roman" style:font-weight-complex="bold"/>
    </style:style>
    <style:style style:name="T66" style:parent-style-name="Domyślnaczcionkaakapitu" style:family="text">
      <style:text-properties style:font-name="Times New Roman" style:font-name-complex="Times New Roman"/>
    </style:style>
    <style:style style:name="T67" style:parent-style-name="Domyślnaczcionkaakapitu" style:family="text">
      <style:text-properties style:font-name="Times New Roman" style:font-name-complex="Times New Roman"/>
    </style:style>
    <style:style style:name="P68" style:parent-style-name="Standard" style:family="paragraph">
      <style:paragraph-properties fo:text-align="justify" fo:margin-bottom="0.1388in" fo:line-height="115%"/>
    </style:style>
    <style:style style:name="T69" style:parent-style-name="Domyślnaczcionkaakapitu" style:family="text">
      <style:text-properties style:font-name="Times New Roman" style:font-name-complex="Times New Roman"/>
    </style:style>
    <style:style style:name="T70" style:parent-style-name="Domyślnaczcionkaakapitu" style:family="text">
      <style:text-properties style:font-name="Times New Roman" style:font-name-complex="Times New Roman" style:font-weight-complex="bold"/>
    </style:style>
    <style:style style:name="T71" style:parent-style-name="Domyślnaczcionkaakapitu" style:family="text">
      <style:text-properties style:font-name="Times New Roman" style:font-name-complex="Times New Roman"/>
    </style:style>
    <style:style style:name="T72" style:parent-style-name="Domyślnaczcionkaakapitu" style:family="text">
      <style:text-properties style:font-name="Times New Roman" style:font-name-complex="Times New Roman"/>
    </style:style>
    <style:style style:name="P73" style:parent-style-name="Standard" style:family="paragraph">
      <style:paragraph-properties fo:text-align="justify" fo:margin-bottom="0.1388in" fo:line-height="115%"/>
    </style:style>
    <style:style style:name="T74" style:parent-style-name="Domyślnaczcionkaakapitu" style:family="text">
      <style:text-properties style:font-name="Times New Roman" style:font-name-complex="Times New Roman"/>
    </style:style>
    <style:style style:name="T75" style:parent-style-name="Domyślnaczcionkaakapitu" style:family="text">
      <style:text-properties style:font-name="Times New Roman" style:font-name-complex="Times New Roman" style:font-weight-complex="bold"/>
    </style:style>
    <style:style style:name="T76" style:parent-style-name="Domyślnaczcionkaakapitu" style:family="text">
      <style:text-properties style:font-name="Times New Roman" style:font-name-complex="Times New Roman"/>
    </style:style>
    <style:style style:name="T77" style:parent-style-name="Domyślnaczcionkaakapitu" style:family="text">
      <style:text-properties style:font-name="Times New Roman" style:font-name-complex="Times New Roman"/>
    </style:style>
    <style:style style:name="T78" style:parent-style-name="Domyślnaczcionkaakapitu" style:family="text">
      <style:text-properties style:font-name="Times New Roman" style:font-name-complex="Times New Roman"/>
    </style:style>
    <style:style style:name="P79" style:parent-style-name="Standard" style:family="paragraph">
      <style:paragraph-properties fo:text-align="justify" fo:margin-bottom="0.1388in" fo:line-height="115%"/>
    </style:style>
    <style:style style:name="T80" style:parent-style-name="Domyślnaczcionkaakapitu" style:family="text">
      <style:text-properties style:font-name="Times New Roman" style:font-name-complex="Times New Roman"/>
    </style:style>
    <style:style style:name="P81" style:parent-style-name="Standard" style:family="paragraph">
      <style:paragraph-properties fo:text-align="justify" fo:margin-bottom="0.1388in" fo:line-height="115%"/>
    </style:style>
    <style:style style:name="T82" style:parent-style-name="Domyślnaczcionkaakapitu" style:family="text">
      <style:text-properties style:font-name="Times New Roman" style:font-name-complex="Times New Roman" style:font-weight-complex="bold"/>
    </style:style>
    <style:style style:name="T83" style:parent-style-name="Domyślnaczcionkaakapitu" style:family="text">
      <style:text-properties style:font-name="Times New Roman" style:font-name-complex="Times New Roman"/>
    </style:style>
    <style:style style:name="T84" style:parent-style-name="Domyślnaczcionkaakapitu" style:family="text">
      <style:text-properties style:font-name="Times New Roman" style:font-name-complex="Times New Roman"/>
    </style:style>
    <style:style style:name="P85" style:parent-style-name="Standard" style:family="paragraph">
      <style:paragraph-properties fo:text-align="justify" fo:margin-bottom="0.1388in" fo:line-height="115%"/>
    </style:style>
    <style:style style:name="T86" style:parent-style-name="Domyślnaczcionkaakapitu" style:family="text">
      <style:text-properties style:font-name="Times New Roman" style:font-name-complex="Times New Roman"/>
    </style:style>
    <style:style style:name="T87" style:parent-style-name="Domyślnaczcionkaakapitu" style:family="text">
      <style:text-properties style:font-name="Times New Roman" style:font-name-complex="Times New Roman" style:font-weight-complex="bold"/>
    </style:style>
    <style:style style:name="T88" style:parent-style-name="Domyślnaczcionkaakapitu" style:family="text">
      <style:text-properties style:font-name="Times New Roman" style:font-name-complex="Times New Roman"/>
    </style:style>
    <style:style style:name="T89" style:parent-style-name="Domyślnaczcionkaakapitu" style:family="text">
      <style:text-properties style:font-name="Times New Roman" style:font-name-complex="Times New Roman"/>
    </style:style>
    <style:style style:name="P90" style:parent-style-name="Standard" style:family="paragraph">
      <style:paragraph-properties fo:text-align="justify" fo:margin-bottom="0.1388in" fo:line-height="115%"/>
    </style:style>
    <style:style style:name="T91" style:parent-style-name="Domyślnaczcionkaakapitu" style:family="text">
      <style:text-properties style:font-name="Times New Roman" style:font-name-complex="Times New Roman"/>
    </style:style>
    <style:style style:name="T92" style:parent-style-name="Domyślnaczcionkaakapitu" style:family="text">
      <style:text-properties style:font-name="Times New Roman" style:font-name-complex="Times New Roman" style:font-weight-complex="bold"/>
    </style:style>
    <style:style style:name="T93" style:parent-style-name="Domyślnaczcionkaakapitu" style:family="text">
      <style:text-properties style:font-name="Times New Roman" style:font-name-complex="Times New Roman"/>
    </style:style>
    <style:style style:name="T94" style:parent-style-name="Domyślnaczcionkaakapitu" style:family="text">
      <style:text-properties style:font-name="Times New Roman" style:font-name-complex="Times New Roman" style:font-weight-complex="bold"/>
    </style:style>
    <style:style style:name="T95" style:parent-style-name="Domyślnaczcionkaakapitu" style:family="text">
      <style:text-properties style:font-name="Times New Roman" style:font-name-complex="Times New Roman"/>
    </style:style>
    <style:style style:name="T96" style:parent-style-name="Domyślnaczcionkaakapitu" style:family="text">
      <style:text-properties style:font-name="Times New Roman" style:font-name-complex="Times New Roman" style:font-weight-complex="bold"/>
    </style:style>
    <style:style style:name="T97" style:parent-style-name="Domyślnaczcionkaakapitu" style:family="text">
      <style:text-properties style:font-name="Times New Roman" style:font-name-complex="Times New Roman" style:font-weight-complex="bold"/>
    </style:style>
    <style:style style:name="T98" style:parent-style-name="Domyślnaczcionkaakapitu" style:family="text">
      <style:text-properties style:font-name="Times New Roman" style:font-name-complex="Times New Roman"/>
    </style:style>
    <style:style style:name="T99" style:parent-style-name="Domyślnaczcionkaakapitu" style:family="text">
      <style:text-properties style:font-name="Times New Roman" style:font-name-complex="Times New Roman"/>
    </style:style>
    <style:style style:name="T100" style:parent-style-name="Domyślnaczcionkaakapitu" style:family="text">
      <style:text-properties style:font-name="Times New Roman" style:font-name-complex="Times New Roman" style:font-weight-complex="bold"/>
    </style:style>
    <style:style style:name="T101" style:parent-style-name="Domyślnaczcionkaakapitu" style:family="text">
      <style:text-properties style:font-name="Times New Roman" style:font-name-complex="Times New Roman"/>
    </style:style>
    <style:style style:name="T102" style:parent-style-name="Domyślnaczcionkaakapitu" style:family="text">
      <style:text-properties style:font-name="Times New Roman" style:font-name-complex="Times New Roman"/>
    </style:style>
    <style:style style:name="T103" style:parent-style-name="Domyślnaczcionkaakapitu" style:family="text">
      <style:text-properties style:font-name="Times New Roman" style:font-name-complex="Times New Roman"/>
    </style:style>
    <style:style style:name="P104" style:parent-style-name="Standard" style:family="paragraph">
      <style:paragraph-properties fo:text-align="justify" fo:margin-bottom="0.1388in" fo:line-height="115%"/>
    </style:style>
    <style:style style:name="T105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06" style:parent-style-name="Domyślnaczcionkaakapitu" style:family="text">
      <style:text-properties style:font-name="Times New Roman" style:font-name-complex="Times New Roman" style:font-weight-complex="bold"/>
    </style:style>
    <style:style style:name="T107" style:parent-style-name="Domyślnaczcionkaakapitu" style:family="text">
      <style:text-properties style:font-name="Times New Roman" style:font-name-complex="Times New Roman"/>
    </style:style>
    <style:style style:name="T108" style:parent-style-name="Domyślnaczcionkaakapitu" style:family="text">
      <style:text-properties style:font-name="Times New Roman" style:font-name-complex="Times New Roman"/>
    </style:style>
    <style:style style:name="T109" style:parent-style-name="Domyślnaczcionkaakapitu" style:family="text">
      <style:text-properties style:font-name="Times New Roman" style:font-name-complex="Times New Roman"/>
    </style:style>
    <style:style style:name="T110" style:parent-style-name="Domyślnaczcionkaakapitu" style:family="text">
      <style:text-properties style:font-name="Times New Roman" style:font-name-complex="Times New Roman"/>
    </style:style>
    <style:style style:name="T111" style:parent-style-name="Domyślnaczcionkaakapitu" style:family="text">
      <style:text-properties style:font-name="Times New Roman" style:font-name-complex="Times New Roman"/>
    </style:style>
    <style:style style:name="P112" style:parent-style-name="Standard" style:family="paragraph">
      <style:paragraph-properties fo:text-align="justify" fo:margin-bottom="0.1388in" fo:line-height="115%"/>
    </style:style>
    <style:style style:name="T113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14" style:parent-style-name="Domyślnaczcionkaakapitu" style:family="text">
      <style:text-properties style:font-name="Times New Roman" style:font-name-complex="Times New Roman" style:font-weight-complex="bold"/>
    </style:style>
    <style:style style:name="T115" style:parent-style-name="Domyślnaczcionkaakapitu" style:family="text">
      <style:text-properties style:font-name="Times New Roman" style:font-name-complex="Times New Roman"/>
    </style:style>
    <style:style style:name="T116" style:parent-style-name="Domyślnaczcionkaakapitu" style:family="text">
      <style:text-properties style:font-name="Times New Roman" style:font-name-complex="Times New Roman"/>
    </style:style>
    <style:style style:name="T117" style:parent-style-name="Domyślnaczcionkaakapitu" style:family="text">
      <style:text-properties style:font-name="Times New Roman" style:font-name-complex="Times New Roman"/>
    </style:style>
    <style:style style:name="T118" style:parent-style-name="Domyślnaczcionkaakapitu" style:family="text">
      <style:text-properties style:font-name="Times New Roman" style:font-name-complex="Times New Roman"/>
    </style:style>
    <style:style style:name="P119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120" style:parent-style-name="Standard" style:family="paragraph">
      <style:paragraph-properties fo:margin-bottom="0.1388in" fo:line-height="115%"/>
      <style:text-properties style:font-name="Times New Roman" style:font-name-complex="Times New Roman" style:font-weight-complex="bold"/>
    </style:style>
    <style:style style:name="P121" style:parent-style-name="Standard" style:family="paragraph">
      <style:paragraph-properties fo:text-align="justify" fo:margin-bottom="0.1388in" fo:line-height="115%"/>
    </style:style>
    <style:style style:name="T122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23" style:parent-style-name="Domyślnaczcionkaakapitu" style:family="text">
      <style:text-properties style:font-name="Times New Roman" style:font-name-complex="Times New Roman" style:font-weight-complex="bold"/>
    </style:style>
    <style:style style:name="T124" style:parent-style-name="Domyślnaczcionkaakapitu" style:family="text">
      <style:text-properties style:font-name="Times New Roman" style:font-name-complex="Times New Roman"/>
    </style:style>
    <style:style style:name="T125" style:parent-style-name="Domyślnaczcionkaakapitu" style:family="text">
      <style:text-properties style:font-name="Times New Roman" style:font-name-complex="Times New Roman"/>
    </style:style>
    <style:style style:name="T126" style:parent-style-name="Domyślnaczcionkaakapitu" style:family="text">
      <style:text-properties style:font-name="Times New Roman" style:font-name-complex="Times New Roman"/>
    </style:style>
    <style:style style:name="P127" style:parent-style-name="Standard" style:family="paragraph">
      <style:paragraph-properties fo:text-align="justify" fo:line-height="115%"/>
    </style:style>
    <style:style style:name="T128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29" style:parent-style-name="Domyślnaczcionkaakapitu" style:family="text">
      <style:text-properties style:font-name="Times New Roman" style:font-name-complex="Times New Roman" style:font-weight-complex="bold"/>
    </style:style>
    <style:style style:name="T130" style:parent-style-name="Domyślnaczcionkaakapitu" style:family="text">
      <style:text-properties style:font-name="Times New Roman" style:font-name-complex="Times New Roman" style:font-weight-complex="bold"/>
    </style:style>
    <style:style style:name="P131" style:parent-style-name="Standard" style:family="paragraph">
      <style:paragraph-properties fo:line-height="115%"/>
      <style:text-properties style:font-name="Times New Roman" style:font-name-complex="Times New Roman" style:font-weight-complex="bold"/>
    </style:style>
    <style:style style:name="P132" style:parent-style-name="Standard" style:family="paragraph">
      <style:paragraph-properties fo:line-height="115%"/>
      <style:text-properties style:font-name="Times New Roman" style:font-name-complex="Times New Roman" style:font-weight-complex="bold"/>
    </style:style>
    <style:style style:name="P133" style:parent-style-name="Standard" style:family="paragraph">
      <style:paragraph-properties fo:line-height="115%"/>
      <style:text-properties style:font-name="Times New Roman" style:font-name-complex="Times New Roman" style:font-weight-complex="bold"/>
    </style:style>
    <style:style style:name="P134" style:parent-style-name="Standard" style:family="paragraph">
      <style:paragraph-properties fo:line-height="115%"/>
      <style:text-properties style:font-name="Times New Roman" style:font-name-complex="Times New Roman" style:font-weight-complex="bold"/>
    </style:style>
    <style:style style:name="P135" style:parent-style-name="Standard" style:family="paragraph">
      <style:paragraph-properties fo:line-height="115%"/>
      <style:text-properties style:font-name="Times New Roman" style:font-name-complex="Times New Roman" style:font-weight-complex="bold"/>
    </style:style>
    <style:style style:name="P136" style:parent-style-name="Standard" style:family="paragraph">
      <style:paragraph-properties fo:line-height="115%"/>
      <style:text-properties style:font-name="Times New Roman" style:font-name-complex="Times New Roman" style:font-weight-complex="bold"/>
    </style:style>
    <style:style style:name="P137" style:parent-style-name="Standard" style:family="paragraph">
      <style:paragraph-properties fo:line-height="115%"/>
      <style:text-properties style:font-name="Times New Roman" style:font-name-complex="Times New Roman" style:font-weight-complex="bold"/>
    </style:style>
    <style:style style:name="P138" style:parent-style-name="Standard" style:family="paragraph">
      <style:paragraph-properties fo:line-height="115%"/>
      <style:text-properties style:font-name="Times New Roman" style:font-name-complex="Times New Roman" style:font-weight-complex="bold"/>
    </style:style>
    <style:style style:name="P139" style:parent-style-name="Standard" style:family="paragraph">
      <style:paragraph-properties fo:line-height="115%"/>
      <style:text-properties style:font-name="Times New Roman" style:font-name-complex="Times New Roman" style:font-weight-complex="bold"/>
    </style:style>
    <style:style style:name="P140" style:parent-style-name="Standard" style:family="paragraph">
      <style:paragraph-properties fo:margin-bottom="0.1388in" fo:line-height="115%"/>
      <style:text-properties style:font-name="Times New Roman" style:font-name-complex="Times New Roman" style:font-weight-complex="bold"/>
    </style:style>
    <style:style style:name="P141" style:parent-style-name="Standard" style:family="paragraph">
      <style:paragraph-properties fo:margin-bottom="0.1388in" fo:line-height="115%"/>
      <style:text-properties style:font-name="Times New Roman" style:font-name-complex="Times New Roman" fo:font-weight="bold" style:font-weight-asian="bold"/>
    </style:style>
    <style:style style:name="P142" style:parent-style-name="Standard" style:family="paragraph">
      <style:paragraph-properties fo:margin-bottom="0.1388in" fo:line-height="115%"/>
      <style:text-properties style:font-name="Times New Roman" style:font-name-complex="Times New Roman" fo:font-weight="bold" style:font-weight-asian="bold" style:font-weight-complex="bold"/>
    </style:style>
    <style:style style:name="P143" style:parent-style-name="Standard" style:family="paragraph">
      <style:paragraph-properties fo:margin-bottom="0.1388in" fo:line-height="115%"/>
    </style:style>
    <style:style style:name="T144" style:parent-style-name="Domyślnaczcionkaakapitu" style:family="text">
      <style:text-properties style:font-name="Times New Roman" style:font-name-complex="Times New Roman" style:font-weight-complex="bold"/>
    </style:style>
    <style:style style:name="T145" style:parent-style-name="Domyślnaczcionkaakapitu" style:family="text">
      <style:text-properties style:font-name="Times New Roman" style:font-name-complex="Times New Roman"/>
    </style:style>
    <style:style style:name="T146" style:parent-style-name="Domyślnaczcionkaakapitu" style:family="text">
      <style:text-properties style:font-name="Times New Roman" style:font-name-complex="Times New Roman"/>
    </style:style>
    <style:style style:name="P147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148" style:parent-style-name="Standard" style:family="paragraph">
      <style:paragraph-properties fo:margin-bottom="0.1388in" fo:line-height="115%"/>
    </style:style>
    <style:style style:name="T149" style:parent-style-name="Domyślnaczcionkaakapitu" style:family="text">
      <style:text-properties style:font-name="Times New Roman" style:font-name-complex="Times New Roman"/>
    </style:style>
    <style:style style:name="T150" style:parent-style-name="Domyślnaczcionkaakapitu" style:family="text">
      <style:text-properties style:font-name="Times New Roman" style:font-name-complex="Times New Roman" style:font-weight-complex="bold"/>
    </style:style>
    <style:style style:name="T151" style:parent-style-name="Domyślnaczcionkaakapitu" style:family="text">
      <style:text-properties style:font-name="Times New Roman" style:font-name-complex="Times New Roman"/>
    </style:style>
    <style:style style:name="T152" style:parent-style-name="Domyślnaczcionkaakapitu" style:family="text">
      <style:text-properties style:font-name="Times New Roman" style:font-name-complex="Times New Roman"/>
    </style:style>
    <style:style style:name="P153" style:parent-style-name="Standard" style:family="paragraph">
      <style:paragraph-properties fo:margin-bottom="0.1388in" fo:line-height="115%"/>
      <style:text-properties style:font-name="Times New Roman" style:font-name-complex="Times New Roman" style:font-weight-complex="bold"/>
    </style:style>
    <style:style style:name="P154" style:parent-style-name="Standard" style:family="paragraph">
      <style:paragraph-properties fo:margin-bottom="0.1388in" fo:line-height="115%"/>
    </style:style>
    <style:style style:name="T155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156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157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158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159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T160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P161" style:parent-style-name="Standard" style:family="paragraph">
      <style:paragraph-properties fo:margin-bottom="0.1388in" fo:line-height="115%"/>
    </style:style>
    <style:style style:name="T162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P163" style:parent-style-name="Standard" style:family="paragraph">
      <style:paragraph-properties fo:margin-bottom="0.1388in" fo:line-height="115%"/>
    </style:style>
    <style:style style:name="T164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P165" style:parent-style-name="Standard" style:family="paragraph">
      <style:paragraph-properties fo:margin-bottom="0.1388in" fo:line-height="115%"/>
    </style:style>
    <style:style style:name="T166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167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P168" style:parent-style-name="Standard" style:family="paragraph">
      <style:paragraph-properties fo:margin-bottom="0.1388in" fo:line-height="115%"/>
    </style:style>
    <style:style style:name="T169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P170" style:parent-style-name="Standard" style:family="paragraph">
      <style:paragraph-properties fo:margin-bottom="0.1388in" fo:line-height="115%"/>
    </style:style>
    <style:style style:name="T171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172" style:parent-style-name="Domyślnaczcionkaakapitu" style:family="text">
      <style:text-properties style:font-name="Times New Roman" style:font-name-complex="Times New Roman"/>
    </style:style>
    <style:style style:name="T173" style:parent-style-name="Domyślnaczcionkaakapitu" style:family="text">
      <style:text-properties style:font-name="Times New Roman" style:font-name-complex="Times New Roman"/>
    </style:style>
    <style:style style:name="P174" style:parent-style-name="Standard" style:family="paragraph">
      <style:paragraph-properties fo:margin-bottom="0.1388in" fo:line-height="115%"/>
    </style:style>
    <style:style style:name="T175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176" style:parent-style-name="Domyślnaczcionkaakapitu" style:family="text">
      <style:text-properties style:font-name="Times New Roman" style:font-name-complex="Times New Roman"/>
    </style:style>
    <style:style style:name="T177" style:parent-style-name="Domyślnaczcionkaakapitu" style:family="text">
      <style:text-properties style:font-name="Times New Roman" style:font-name-complex="Times New Roman"/>
    </style:style>
    <style:style style:name="P178" style:parent-style-name="Standard" style:family="paragraph">
      <style:paragraph-properties fo:margin-bottom="0.1388in" fo:line-height="115%"/>
    </style:style>
    <style:style style:name="T179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180" style:parent-style-name="Domyślnaczcionkaakapitu" style:family="text">
      <style:text-properties style:font-name="Times New Roman" style:font-name-complex="Times New Roman"/>
    </style:style>
    <style:style style:name="T181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182" style:parent-style-name="Domyślnaczcionkaakapitu" style:family="text">
      <style:text-properties style:font-name="Times New Roman" style:font-name-complex="Times New Roman"/>
    </style:style>
    <style:style style:name="T183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184" style:parent-style-name="Domyślnaczcionkaakapitu" style:family="text">
      <style:text-properties style:font-name="Times New Roman" style:font-name-complex="Times New Roman"/>
    </style:style>
    <style:style style:name="T185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186" style:parent-style-name="Domyślnaczcionkaakapitu" style:family="text">
      <style:text-properties style:font-name="Times New Roman" style:font-name-complex="Times New Roman"/>
    </style:style>
    <style:style style:name="T187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188" style:parent-style-name="Domyślnaczcionkaakapitu" style:family="text">
      <style:text-properties style:font-name="Times New Roman" style:font-name-complex="Times New Roman"/>
    </style:style>
    <style:style style:name="T189" style:parent-style-name="Domyślnaczcionkaakapitu" style:family="text">
      <style:text-properties style:font-name="Times New Roman" style:font-name-complex="Times New Roman"/>
    </style:style>
    <style:style style:name="T190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191" style:parent-style-name="Domyślnaczcionkaakapitu" style:family="text">
      <style:text-properties style:font-name="Times New Roman" style:font-name-complex="Times New Roman"/>
    </style:style>
    <style:style style:name="T192" style:parent-style-name="Domyślnaczcionkaakapitu" style:family="text">
      <style:text-properties style:font-name="Times New Roman" style:font-name-complex="Times New Roman"/>
    </style:style>
    <style:style style:name="T193" style:parent-style-name="Domyślnaczcionkaakapitu" style:family="text">
      <style:text-properties style:font-name="Times New Roman" style:font-name-complex="Times New Roman"/>
    </style:style>
    <style:style style:name="P194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195" style:parent-style-name="Standard" style:family="paragraph">
      <style:paragraph-properties fo:margin-bottom="0.1388in" fo:line-height="115%"/>
    </style:style>
    <style:style style:name="T196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197" style:parent-style-name="Domyślnaczcionkaakapitu" style:family="text">
      <style:text-properties style:font-name="Times New Roman" style:font-name-complex="Times New Roman"/>
    </style:style>
    <style:style style:name="T198" style:parent-style-name="Domyślnaczcionkaakapitu" style:family="text">
      <style:text-properties style:font-name="Times New Roman" style:font-name-complex="Times New Roman"/>
    </style:style>
    <style:style style:name="T199" style:parent-style-name="Domyślnaczcionkaakapitu" style:family="text">
      <style:text-properties style:font-name="Times New Roman" style:font-name-complex="Times New Roman"/>
    </style:style>
    <style:style style:name="T200" style:parent-style-name="Domyślnaczcionkaakapitu" style:family="text">
      <style:text-properties style:font-name="Times New Roman" style:font-name-complex="Times New Roman"/>
    </style:style>
    <style:style style:name="T201" style:parent-style-name="Domyślnaczcionkaakapitu" style:family="text">
      <style:text-properties style:font-name="Times New Roman" style:font-name-complex="Times New Roman"/>
    </style:style>
    <style:style style:name="P202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203" style:parent-style-name="Standard" style:family="paragraph">
      <style:paragraph-properties fo:margin-bottom="0.1388in" fo:line-height="115%"/>
    </style:style>
    <style:style style:name="T204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205" style:parent-style-name="Domyślnaczcionkaakapitu" style:family="text">
      <style:text-properties style:font-name="Times New Roman" style:font-name-complex="Times New Roman"/>
    </style:style>
    <style:style style:name="T206" style:parent-style-name="Domyślnaczcionkaakapitu" style:family="text">
      <style:text-properties style:font-name="Times New Roman" style:font-name-complex="Times New Roman"/>
    </style:style>
    <style:style style:name="P207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208" style:parent-style-name="Standard" style:family="paragraph">
      <style:paragraph-properties fo:margin-bottom="0.1388in" fo:line-height="115%"/>
      <style:text-properties style:font-name="Times New Roman" style:font-name-complex="Times New Roman" fo:font-weight="bold" style:font-weight-asian="bold"/>
    </style:style>
    <style:style style:name="P209" style:parent-style-name="Standard" style:family="paragraph">
      <style:paragraph-properties fo:text-align="justify" fo:margin-bottom="0.1388in" fo:line-height="115%"/>
    </style:style>
    <style:style style:name="T210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211" style:parent-style-name="Domyślnaczcionkaakapitu" style:family="text">
      <style:text-properties style:font-name="Times New Roman" style:font-name-complex="Times New Roman"/>
    </style:style>
    <style:style style:name="T212" style:parent-style-name="Domyślnaczcionkaakapitu" style:family="text">
      <style:text-properties style:font-name="Times New Roman" style:font-name-complex="Times New Roman"/>
    </style:style>
    <style:style style:name="T213" style:parent-style-name="Domyślnaczcionkaakapitu" style:family="text">
      <style:text-properties style:font-name="Times New Roman" style:font-name-complex="Times New Roman"/>
    </style:style>
    <style:style style:name="T214" style:parent-style-name="Domyślnaczcionkaakapitu" style:family="text">
      <style:text-properties style:font-name="Times New Roman" style:font-name-complex="Times New Roman"/>
    </style:style>
    <style:style style:name="P215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216" style:parent-style-name="Standard" style:family="paragraph">
      <style:paragraph-properties fo:text-align="justify" fo:margin-bottom="0.1388in" fo:line-height="115%"/>
    </style:style>
    <style:style style:name="T217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T218" style:parent-style-name="Domyślnaczcionkaakapitu" style:family="text">
      <style:text-properties style:font-name="Times New Roman" style:font-name-complex="Times New Roman"/>
    </style:style>
    <style:style style:name="T219" style:parent-style-name="Domyślnaczcionkaakapitu" style:family="text">
      <style:text-properties style:font-name="Times New Roman" style:font-name-complex="Times New Roman"/>
    </style:style>
    <style:style style:name="T220" style:parent-style-name="Domyślnaczcionkaakapitu" style:family="text">
      <style:text-properties style:font-name="Times New Roman" style:font-name-complex="Times New Roman"/>
    </style:style>
    <style:style style:name="T221" style:parent-style-name="Domyślnaczcionkaakapitu" style:family="text">
      <style:text-properties style:font-name="Times New Roman" style:font-name-complex="Times New Roman"/>
    </style:style>
    <style:style style:name="P222" style:parent-style-name="Standard" style:family="paragraph">
      <style:paragraph-properties fo:margin-bottom="0.1388in" fo:line-height="115%"/>
      <style:text-properties style:font-name="Times New Roman" style:font-name-complex="Times New Roman" fo:font-weight="bold" style:font-weight-asian="bold"/>
    </style:style>
    <style:style style:name="P223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224" style:parent-style-name="Standard" style:family="paragraph">
      <style:paragraph-properties fo:margin-bottom="0.1388in" fo:line-height="115%"/>
      <style:text-properties style:font-name="Times New Roman" style:font-name-complex="Times New Roman" fo:font-weight="bold" style:font-weight-asian="bold"/>
    </style:style>
    <style:style style:name="P225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226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227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228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229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230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231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232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name="P233" style:parent-style-name="Standard" style:family="paragraph">
      <style:text-properties style:font-name="Times New Roman" style:font-name-complex="Times New Roman"/>
    </style:style>
    <style:style style:name="P234" style:parent-style-name="Standard" style:family="paragraph">
      <style:text-properties style:font-name="Times New Roman" style:font-name-complex="Times New Roman" fo:font-weight="bold" style:font-weight-asian="bold"/>
    </style:style>
    <style:style style:name="T235" style:parent-style-name="Domyślnaczcionkaakapitu" style:family="text">
      <style:text-properties style:font-name="Times New Roman" style:font-name-complex="Times New Roman"/>
    </style:style>
    <style:style style:name="T236" style:parent-style-name="Hiperłącze" style:family="text">
      <style:text-properties style:font-name="Times New Roman" style:font-name-complex="Times New Roman"/>
    </style:style>
    <style:style style:name="T237" style:parent-style-name="Domyślnaczcionkaakapitu" style:family="text">
      <style:text-properties style:font-name="Times New Roman" style:font-name-complex="Times New Roman"/>
    </style:style>
    <style:style style:name="T238" style:parent-style-name="Hiperłącze" style:family="text">
      <style:text-properties style:font-name="Times New Roman" style:font-name-complex="Times New Roman"/>
    </style:style>
    <style:style style:name="P239" style:parent-style-name="Standard" style:family="paragraph">
      <style:text-properties style:font-name="Times New Roman" style:font-name-complex="Times New Roman"/>
    </style:style>
    <style:style style:name="P240" style:parent-style-name="Standard" style:family="paragraph">
      <style:text-properties style:font-name="Times New Roman" style:font-name-complex="Times New Roman"/>
    </style:style>
    <style:style style:name="T241" style:parent-style-name="Domyślnaczcionkaakapitu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<text:s/>STRONA GŁÓWNA <text:s/>I PODSTRONY: Leczymy, Oferta, O nas, Cennik, Kontakt</text:p>
      <text:p text:style-name="P2"/>
      <text:p text:style-name="P3"/>
      <text:p text:style-name="P4">STRONA GŁÓWNA</text:p>
      <text:p text:style-name="P5"/>
      <text:p text:style-name="P6"/>
      <text:p text:style-name="P7">Gabinet psychoterapii</text:p>
      <text:p text:style-name="P8">ul. Zamkowa 2/5b</text:p>
      <text:p text:style-name="P9">35-032 Rzeszów</text:p>
      <text:p text:style-name="P10">Jesteśmy zespołem certyfikowanych psychoterapeutów, specjalizujemy się w<text:s/>psychoterapii indywidualnej. Pracujemy w podejściu psychodynamicznym. Zajmujemy się także pomocą psychologiczną. Prowadzimy również diagnostykę zaburzeń zdrowia psychicznego.</text:p>
      <text:p text:style-name="P11"/>
      <text:p text:style-name="P12"/>
      <text:p text:style-name="P13">Zajmujemy się leczeniem osób, które cierpią z powodu różnych zaburzeń emocjonalnych, takich jak zaburzenia nerwicowe (lękowe), depresja, zaburzenia osobowości, zaburzenia psychosomatyczne, zaburzenia odżywiania, jak również terapią osób bezpośrednio nie odczuwających <text:s/>dolegliwości, a cierpiących z powodu trudności w relacjach, braku<text:s/>zadowolenia z życia, trudności w utrzymaniu satysfakcjonujących relacji z innymi, niskiego poczucia wartości.</text:p>
      <text:p text:style-name="P14"/>
      <text:p text:style-name="P15"/>
      <text:p text:style-name="P16">Zapraszamy do kontaktu i zapoznania się z naszą ofertą</text:p>
      <text:p text:style-name="P17">Kamila Makara-Czułno – psycholog, certyfikowany psychoterapeuta PTP <text:s text:c="2"/>tel. 697 363 288</text:p>
      <text:p text:style-name="P18">Joanna Rodzeń-Krawiec – psycholog, certyfikowany psychoterapeuta PTPPd <text:s/>tel. 695 413 577</text:p>
      <text:p text:style-name="P19"/>
      <text:p text:style-name="P20"/>
      <text:p text:style-name="P21"/>
      <text:p text:style-name="P22">Certyfikat psychoterapeuty <text:s text:c="4"/>Superwizja <text:s text:c="11"/>Podnoszenie kwalifikacji</text:p>
      <text:p text:style-name="P23"/>
      <text:p text:style-name="P24">gdy osoba na to kliknie, to rozwinie się więcej o tym, to ,:</text:p>
      <text:p text:style-name="P25">Certyfikat</text:p>
      <text:p text:style-name="P26">Każda z nas<text:s/>posiada certyfikat psychoterapeuty, który stanowi potwierdzenie kompetencji do samodzielnego prowadzenia psychoterapii. Przyznawany jest on osobom spełniającym szereg warunków dotyczących wykształcenia, odpowiednio długiej praktyki zawodowej oraz doświadczenia klinicznego, przejścia własnej psychoterapii i poddawania swojej pracy superwizji. Procedura uzyskiwania certyfikatu kończy się zdaniem egzaminu przed Komisją Certyfikacyjną.</text:p>
      <text:p text:style-name="P27"/>
      <text:p text:style-name="P28">Superwizja</text:p>
      <text:p text:style-name="P29">Poddajemy swoją pracę terapeutyczną regularnej superwizji. Superwizja to spotkania psychoterapeuty z innym specjalistą, zajmującym się psychoterapią, który posiada certyfikat superwizora. Podczas tych spotkań psychoterapeuta konsultuje swoją pracę. Jej celem jest zapewnienie wysokiej jakości świadczonych usług.</text:p>
      <text:p text:style-name="P30"/>
      <text:p text:style-name="P31">Stałe<text:s/>podnoszenie kwalifikacji</text:p>
      <text:p text:style-name="P32">Bierzemy udział w konferencjach i sympozjach odnośnie najnowszych trendów w leczeniu sfery psychicznej człowieka.</text:p>
      <text:p text:style-name="P33">Pracujemy zgodnie z zasadami Kodeksu Etycznego Psychoterapeuty.</text:p>
      <text:p text:style-name="P34"/>
      <text:p text:style-name="P35"/>
      <text:soft-page-break/>
      <text:p text:style-name="P36">PODSTRONY: Leczymy, Oferta, O nas, Cennik, Kontakt</text:p>
      <text:p text:style-name="P37"/>
      <text:p text:style-name="P38"/>
      <text:p text:style-name="P39"><text:s/>LECZYMY<text:s/></text:p>
      <text:p text:style-name="P40"><text:span text:style-name="T41"><text:s/></text:span><text:span text:style-name="T42">Depresja</text:span></text:p>
      <text:p text:style-name="P43">Do najczęstszych objawów depresji należą: obniżony nastrój, utrata zainteresowań i zdolności do cieszenia się oraz zmniejszenie aktywności i duża męczliwość, nawet po niewielkim wysiłku. Ponadto w depresji występuje osłabienie koncentracji i uwagi, obniżona samoocena i mała wiara w siebie. Dominuje pesymizm, widzenie przyszłości w czarnych barwach. W depresji często pojawia się też poczucie winy. Mogą występować <text:s/>myśli i czyny samobójcze oraz zaburzenia snu i apetytu. Ponadto w przebiegu depresji <text:s text:c="2"/>nierzadko występuje uczucie lęku. Objawy te często powodują dyskomfort i utrudniają, nawet z w znaczącym stopniu wykonywanie codziennych obowiązków. Ich wahanie nie wiąże się raczej z bieżącymi wydarzeniami. Depresja może być też maskowana przez rozdrażnienie czy <text:s/>nadużywanie alkoholu.<text:s/></text:p>
      <text:p text:style-name="P44"><text:span text:style-name="T45">Nerwica<text:s/></text:span></text:p>
      <text:p text:style-name="P46">To psychogenne zaburzenie czynnościowe, które przejawia się zaburzeniami czynności narządów, przy zachowaniu ich prawidłowej struktury anatomicznej. W nerwicy wyniki badań somatycznych są prawidłowe, a<text:s/>objawy mimo to istnieją. Objawy nerwicy przejawiają się głównie w sferze psychicznej,ponadto często wyrażają się w postaci różnych zakłóceń czynności fizycznych.</text:p>
      <text:p text:style-name="P47">Objawy nerwicy mogą występować w trzech obszarach :</text:p>
      <text:p text:style-name="P48">- somatycznym - układ pokarmowy: biegunki, zaparcia, wzdęcia, pieczenie, ból brzucha, nudności i wymioty; układ krążenia: przyspieszony oddech, szybkie i nierówne bicie serca, omdlenia; uczucie duszności, mrowienia, drżenie , drętwienie i dolegliwości bólowe <text:s/>różnych części ciała, częstomocz, zaburzenia erekcji u mężczyzn, zaburzenia miesiączkowania i obniżenie satysfakcji seksualnej u kobiet,<text:s/></text:p>
      <text:p text:style-name="P49">- emocjonalnym – lęk, napięcie, niepokój, objawy fobii, obniżenie nastroju, apatia, trudności z koncentracją, drażliwość, problemy z pamięcią, natręctwa myślowe, hipochondria, poczucie obniżonej sprawności intelektualnej<text:s/></text:p>
      <text:p text:style-name="P50"><text:span text:style-name="T51">- zachowania - czynności natrętne, trudności w kontaktach z ludźmi, głównie wycofanie z relacji, perfekcjonizm, nieśmiałość, wybuchowość, zachowania niedojrzałe,<text:s/></text:span></text:p>
      <text:p text:style-name="P52">Rodzaje zaburzeń<text:s/>nerwicowych ( lękowych) :</text:p>
      <text:p text:style-name="P53"><text:span text:style-name="T54">- zaburzenia lękowe w postaci fobii,<text:s/></text:span><text:span text:style-name="T55">w których lęk jest wywoływany wyłącznie przez pewne sytuacje i/lub osoby, przedmioty, zjawiska, obiektywnie bezpieczne. <text:s/>Osoba cierpiąca na fobię unika tych sytuacji, a gdy je napotyka, odczuwa</text:span><text:span text:style-name="T56"><text:s/>niepokój, czy nawet przerażenie. Nierzadko <text:s/>sama myśl o znalezieniu się w takiej sytuacji powoduje pojawienie się lęku, zwanego antycypacyjnym. Często współwystępuje z depresją.<text:s/></text:span></text:p>
      <text:p text:style-name="P57"><text:span text:style-name="T58">-</text:span><text:span text:style-name="T59">agorafobia<text:s/></text:span><text:span text:style-name="T60">- lęk przed wyjściem z domu, podróżowaniem, wejściem do sklepu,<text:s/></text:span><text:span text:style-name="T61">byciem w<text:s/></text:span><text:soft-page-break/><text:span text:style-name="T62">miejscach publicznych, gdzie przebywa dużo ludzi, przed byciem w przekonanie, że w tych sytuacjach może dojść do jakiegoś nieszczęścia.<text:s/></text:span></text:p>
      <text:p text:style-name="P63"><text:span text:style-name="T64">-<text:s/></text:span><text:span text:style-name="T65">fobie społeczne<text:s/></text:span><text:span text:style-name="T66">- lęk dotyczy kompromitacji i krytycznej oceny, na jakie można się narazić. Lęk, że powie si</text:span><text:span text:style-name="T67">ę coś głupiego, zachowana w sposób nieodpowiedni, ujawni słabość i zostanie się źle potraktowanym, zawstydzonym i upokorzonym przez otoczenie.<text:s/></text:span></text:p>
      <text:p text:style-name="P68"><text:span text:style-name="T69">-<text:s/></text:span><text:span text:style-name="T70">fobie specyficzne<text:s/></text:span><text:span text:style-name="T71">- lęk pojawia się tylko w sytuacjach kontaktu z jakimiś szczególnymi przedmiotami,<text:s/></text:span><text:span text:style-name="T72">zwierzętami (np. pająki, węże) czy w konkretnych sytuacjach ( np. lot samolotem).<text:s/></text:span></text:p>
      <text:p text:style-name="P73"><text:span text:style-name="T74">-<text:s/></text:span><text:span text:style-name="T75">zaburzenia lękowe z napadami lęku</text:span><text:span text:style-name="T76"><text:s/>– napady lęku pojawiają się nieoczekiwanie, uczucie lęku szybko narasta do stanu przerażenia. Napady lęku trwają zazwyczaj od kilku minut</text:span><text:span text:style-name="T77"><text:s/>do kilkunastu godzin. Okres ustępowania może trwać nawet kilka dni, w czasie między napadami osoba zazwyczaj oczekuje wystąpienia kolejnego ataku. Uczucie lęku jest często obezwładniające i łączy się z poczuciem zagrożenia życia, choroby psychicznej, utra</text:span><text:span text:style-name="T78">ty kontroli nad sobą. <text:s/>Obecne jest przyspieszone bicie serca, dreszcze, ból w klatce piersiowej.<text:s/></text:span></text:p>
      <text:p text:style-name="P79"><text:span text:style-name="T80">tłumie. Obecne jest<text:s/></text:span></text:p>
      <text:p text:style-name="P81"><text:span text:style-name="T82">- zaburzenia lękowe uogólnione</text:span><text:span text:style-name="T83">- to przewlekłe stany tzw. <text:s/>wolno płynącego <text:s/>lęku i niepokoju, poczucia zagrożenia, utrzymującego się uporc</text:span><text:span text:style-name="T84">zywie, cały czas, bez względu na sytuację zewnętrzną. Może trwać kilka dni lub nawet miesięcy, mając zmienne nasilenie.</text:span></text:p>
      <text:p text:style-name="P85"><text:span text:style-name="T86">-<text:s/></text:span><text:span text:style-name="T87">zaburzenia depresyjne i lękowe mieszane</text:span><text:span text:style-name="T88">- to stan, w którym objawy depresji i lęku są w podobnym stopniu nasilone. Zawsze współwystępuj</text:span><text:span text:style-name="T89">ą, niekiedy przez pewien czas, objawy autonomiczne np. tachykardia.<text:s/></text:span></text:p>
      <text:p text:style-name="P90"><text:span text:style-name="T91">-<text:s/></text:span><text:span text:style-name="T92">nerwica natręctw</text:span><text:span text:style-name="T93"><text:s/>(zaburzenia obsesyjno-kompulsywne) - polega na nawracających, uporczywych myślach natrętnych, czyli obsesjach i /lub czynnościach przymusowych-kompulsjach.<text:s/></text:span><text:span text:style-name="T94">Myśli</text:span><text:span text:style-name="T95"><text:s/></text:span><text:span text:style-name="T96">natręt</text:span><text:span text:style-name="T97">ne</text:span><text:span text:style-name="T98"><text:s/>to idee, wyobrażenia lub impulsy do działania, pojawiające się w świadomości nawracająco. Niemal zawsze pacjent przeżywa je jako przykre i próbuje bezskutecznie przeciwstawić się im. Są odczuwane jako własne, choć pojawiają się wbrew woli osoby i budzą<text:s/></text:span><text:span text:style-name="T99">jej sprzeciw wewnętrzny. Z kolei<text:s/></text:span><text:span text:style-name="T100">czynności przymusowe</text:span><text:span text:style-name="T101"><text:s/>czy rytuały to stereotypowe i wielokrotnie powtarzane zachowania, które mają na celu zapobiegnięcie jakimś mało prawdopodobnym zdarzeniom, które wystąpiłyby, gdyby pacjent nie wykonał tych czynności w o</text:span><text:span text:style-name="T102">kreślony sposób. <text:s/>Często dotyczą domniemanych wydarzeń ,związanych z wyrządzeniem krzywdy sobie lub komuś . Pacjent postrzega je często jako pozbawione sensu i próbuje się opierać, ale wówczas nasila się lęk i niepokój, uniemożliwiając zaniechanie tych czy</text:span><text:span text:style-name="T103">nności.<text:s/></text:span></text:p>
      <text:p text:style-name="P104"><text:span text:style-name="T105">Zaburzenia stresowe pourazowe (PTSD)</text:span><text:span text:style-name="T106"><text:s/>-<text:s/></text:span><text:span text:style-name="T107">to opóźniona lub/i przedłużona reakcja na stresujące wydarzenie lub sytuację o charakterze wyjątkowego zagrożenia lub katastrofy , która prawie dla każdego stanowiłaby głęboko przejmujące nieszczęście np. pow</text:span><text:span text:style-name="T108">ażny wypadek, wojna, bycie świadkiem czyjejś gwałtownej śmierci, gwałt. <text:s/>Najbardziej charakterystyczne dla zaburzenia stresowego pourazowego jest powtarzające się przeżywanie urazu na nowo w natrętnie pojawiających się wspomnieniach albo w snach. Obecne je</text:span><text:span text:style-name="T109">st też uporczywe odrętwienie i otępienie uczuciowe, izolowanie się od ludzi, anhedonia, unikanie sytuacji i działań kojarzących się pacjentowi z urazem. <text:s/>Czasem mogą wystąpić gwałtowne, ostre wybuchy strachu, paniki lub agresji na wspomnienie sytuacji uraz</text:span><text:span text:style-name="T110">owej. Często obecne jest nadmierne pobudzenie układu<text:s/></text:span><text:soft-page-break/><text:span text:style-name="T111">autonomicznego, wzmożony stan czuwania, odruch orientacyjny i bezsenność. Ponadto nierzadko współwystępuje depresja i lęk oraz myśli samobójcze.<text:s/></text:span></text:p>
      <text:p text:style-name="P112"><text:span text:style-name="T113">Żałoba, reakcja na stratę</text:span><text:span text:style-name="T114"><text:s/>-<text:s/></text:span><text:span text:style-name="T115">skutek straty, proces, który<text:s/></text:span><text:span text:style-name="T116">rozpoczyna się np. po śmierci bliskiej osoby. Każdy człowiek przeżywa go w inny sposób. Jego przebieg zależy od wielu czynników i trwa najczęściej około roku. Przejawia się w różnych obszarach życia. To reakcja na stratę, ale też czas powrotu do równowagi.</text:span><text:span text:style-name="T117"><text:s text:c="2"/>W pierwszych miesiącach , a niekiedy podczas pierwszych lat lub dłużej po stracie doświadcza się różnych, przykrych emocji, takich jak uczucie braku, pustki, krzywdy, niesprawiedliwości losu. Ponadto obecny jest smutek , przygnębienie, żal, rozpacz, ale<text:s/></text:span><text:span text:style-name="T118">również wściekłość, agresja, złość. Gdy jest prawidłowo przeżyta, przynosi pogodzenie się ze stratą i uczucie ukojenia.<text:s/></text:span></text:p>
      <text:p text:style-name="P119"/>
      <text:p text:style-name="P120"/>
      <text:p text:style-name="P121"><text:span text:style-name="T122">Zaburzenia osobowości</text:span><text:span text:style-name="T123"><text:s/>-<text:s/></text:span><text:span text:style-name="T124">to głęboko zakorzenione i utrwalone wzorce zachowań. Wzorce te są sztywno, mało elastyczne i niedostosowane d</text:span><text:span text:style-name="T125">o sytuacji. W zaburzeniach osobowości reakcje różnią się w istotny sposób od przeciętnych dla danej kultury sposobów spostrzegania, myślenia, odczuwania , a zwłaszcza odnoszenia się do innych. Są trwałe i dotyczą wielu obszarów funkcjonowania pacjenta. <text:s/>Cz</text:span><text:span text:style-name="T126">ęsto odczuwa on cierpienie , dyskomfort z tego powodu . <text:s/>Zaburzenia osobowości często współwystępują z depresją, nerwicą lub uzależnieniami od substancji psychoaktywnych.<text:s/></text:span></text:p>
      <text:p text:style-name="P127"><text:span text:style-name="T128">Zaburzenia psychosomatyczne</text:span><text:span text:style-name="T129"><text:s/>– to dolegliwości cielesne (somatyczne) , których przycz</text:span><text:span text:style-name="T130">yny leżą w czynnikach psychicznych. Są skutkiem połączenia predyspozycji fizjologicznych, czyli słabości narządu, układu oraz stresu psychologicznego. Poszczególne rodzaju stresu mogą powodować określone choroby.</text:span></text:p>
      <text:p text:style-name="P131">Do najczęstszych zaburzeń psychosomatycznych zalicza się:</text:p>
      <text:p text:style-name="P132">-zespół jelita nadwrażliwego</text:p>
      <text:p text:style-name="P133">-chorobę wrzodową</text:p>
      <text:p text:style-name="P134">-astmę i różnego rodzaju alergie</text:p>
      <text:p text:style-name="P135">-migrenę</text:p>
      <text:p text:style-name="P136">-nadciśnienie tętnicze</text:p>
      <text:p text:style-name="P137">-zapalenie stawów</text:p>
      <text:p text:style-name="P138">-niektóre rodzaje otyłości</text:p>
      <text:p text:style-name="P139">-problemy i zaburzenia związane ze snem</text:p>
      <text:p text:style-name="P140"/>
      <text:p text:style-name="P141"/>
      <text:p text:style-name="P142">Zaburzenia odżywiania<text:s/></text:p>
      <text:p text:style-name="P143"><text:span text:style-name="T144">-anoreksja</text:span><text:span text:style-name="T145"><text:s/>– polega</text:span><text:span text:style-name="T146"><text:s/>na celowej utracie wagi wywołanej i podtrzymywanej przez osobę chorą.</text:span></text:p>
      <text:p text:style-name="P147">Ponadto występuje zaburzony obraz własnego ciała i lęk przed przytyciem. Anoreksja powoduje szybkie wyniszczenie ciała, pozostawiając często nieodwracalne zmiany w organizmie. <text:s/>U dziewcząt/kobiet dochodzi też do zaniku cyklu miesiączkowego.<text:s/></text:p>
      <text:soft-page-break/>
      <text:p text:style-name="P148"><text:span text:style-name="T149">-</text:span><text:span text:style-name="T150">bulimia</text:span><text:span text:style-name="T151">- charakteryzuje się obecnością napadów objadania się, po których następują zachowania kompensacyjne, takie jak prowokowanie wymiotów, przeczyszczanie się , głodzenie czy nadmierne ćwiczenia<text:s/></text:span><text:span text:style-name="T152">fizyczne. Obraz siebie w bulimii jest ściśle związany z masą i kształtem ciała.</text:span></text:p>
      <text:p text:style-name="P153"/>
      <text:p text:style-name="P154"><text:span text:style-name="T155">Problemy <text:s/>w relacjach z innymi<text:s/></text:span></text:p>
      <text:p text:style-name="P156">Mogą polegać na trudnościach w komunikacji, okazywaniu uczuć i potrzeb. Ponadto na niezdolności do zbudowania trwałego i udanego związku, opartego na zaufaniu, przywiązaniu, bliskości i wymianie. <text:s/>Problemy w relacjach mogą się też wiązać z trudnościami z bliskością, ale też z lekiem przed samotnością, opuszczeniem czy odrzuceniem.</text:p>
      <text:p text:style-name="P157"/>
      <text:p text:style-name="P158"/>
      <text:p text:style-name="P159"/>
      <text:p text:style-name="Standard"><text:span text:style-name="T160">OFERTA</text:span></text:p>
      <text:p text:style-name="P161"><text:span text:style-name="T162">Konsultacje psychologiczne</text:span></text:p>
      <text:p text:style-name="P163"><text:span text:style-name="T164">Poradnictwo psychologiczne</text:span></text:p>
      <text:p text:style-name="P165"><text:span text:style-name="T166">Ps</text:span><text:span text:style-name="T167">ychoterapia indywidualna</text:span></text:p>
      <text:p text:style-name="P168"><text:span text:style-name="T169">Diagnostyka psychologiczna</text:span></text:p>
      <text:p text:style-name="P170"><text:span text:style-name="T171">Konsultacje psychologiczne<text:s/></text:span><text:span text:style-name="T172">są to pierwsze spotkania z psychologiem/psychoterapeutą mające na celu rozpoznanie trudności zgłaszającej się osoby i wybranie najkorzystniejszej formy pomocy. Konsultacje są cz</text:span><text:span text:style-name="T173">ęsto wstępem do psychoterapii.</text:span></text:p>
      <text:p text:style-name="P174"><text:span text:style-name="T175">Poradnictwo psychologiczne<text:s/></text:span><text:span text:style-name="T176">to forma pomocy psychologicznej znacznie krótsza od psychoterapii. Może być pomocne osobom w kryzysie, doświadczających przejściowych trudności związanych z ich aktualną sytuacją życiową. Nie podejm</text:span><text:span text:style-name="T177">uje się tutaj pracy nad głębszymi problemami, dokuczającymi zgłaszającej się osobie od lat. Jest to pomoc nastawiona na rozwiązanie konkretnego problemu lub udzielenie wsparcia w określonej sytuacji.</text:span></text:p>
      <text:p text:style-name="P178"><text:span text:style-name="T179">Psychoterapia indywidualna<text:s/></text:span><text:span text:style-name="T180">to</text:span><text:span text:style-name="T181"><text:s/></text:span><text:span text:style-name="T182">forma</text:span><text:span text:style-name="T183"><text:s/></text:span><text:span text:style-name="T184">leczenia</text:span><text:span text:style-name="T185"><text:s/></text:span><text:span text:style-name="T186">poprzez</text:span><text:span text:style-name="T187"><text:s/></text:span><text:span text:style-name="T188">roz</text:span><text:span text:style-name="T189">mowę</text:span><text:span text:style-name="T190">.<text:s/></text:span><text:span text:style-name="T191">Są to spotkania z psychoterapeutą (sesje terapeutyczne), odbywające się regularnie, z reguły raz lub dwa razy w tygodniu, o stałej porze. Każda sesja trwa 50 minut. Decyzja o rozpoczęciu psychoterapii podejmowana jest po spotkaniach konsultacyjnych o</text:span><text:span text:style-name="T192">raz wstępnych ustaleniach diagnostycznych. Pacjent i psychoterapeuta zawierają wówczas tzw. kontrakt terapeutyczny czyli umowę określającą cel i warunki terapii (m.in. zasady terapii, częstotliwość i terminy sesji, zasady płatności, w tym za sesje odwołane</text:span><text:span text:style-name="T193"><text:s/>przez pacjenta). Długość trwania psychoterapii to kwestia indywidualna i w znacznej mierze zależna od źródeł problemów, jakich doświadcza pacjent, jak również jego osobistych zapotrzebowań oraz wspólnych ustaleń pomiędzy nim i psychoterapeutą.</text:span></text:p>
      <text:p text:style-name="P194">Proponowana<text:s/>przez nas psychoterapia prowadzona jest w nurcie psychodynamicznym</text:p>
      <text:p text:style-name="P195"><text:span text:style-name="T196">Psychoterapia psychodynamiczna<text:s/></text:span><text:span text:style-name="T197">jest metodą leczenia zaburzeń psychicznych wywodzącą się z<text:s/></text:span><text:soft-page-break/><text:span text:style-name="T198">psychoanalizy. Zakłada istnienie nieświadomych uczuć, pragnień i konfliktów, które kierują zachowa</text:span><text:span text:style-name="T199">niami człowieka. Docenia wpływ doświadczeń z dzieciństwa na to, jaki człowiek jest obecnie i jak wchodzi w relacje z innymi. Zakłada, że w relacji z terapeutą mogą odtworzyć się kluczowe problemy z innych ważnych relacji. W psychoterapii psychodynamicznej<text:s/></text:span><text:span text:style-name="T200">psychoterapeuta, stosując różne techniki w dialogu, uświadamia pacjentowi to, co nieświadome, umożliwia mu odkrywanie i poznawanie jego rzeczywistości wewnętrznej oraz związanych z nią emocji i matryc zachowań. W rezultacie, pacjent dochodzi do coraz lepsz</text:span><text:span text:style-name="T201">ego rozumienia swoich zachowań, myślenia i emocji, zwiększa samoświadomość. W ten sposób uzyskuje możliwość dokonywania bardziej świadomych i satysfakcjonujących wyborów życiowych.</text:span></text:p>
      <text:p text:style-name="P202">Psychoterapia psychodynamiczna jest metodą leczenia osób, które cierpią z powodu różnych zaburzeń emocjonalnych, takich jak zaburzenia nerwicowe (lękowe), depresja, zaburzenia osobowości, zaburzenia psychosomatyczne, zaburzenia odżywiania. Jest odpowiednia również wtedy, kiedy osoba bezpośrednio nie odczuwa dolegliwości, a cierpi<text:s/>z powodu trudności w relacjach, braku zadowolenia z życia, trudności w utrzymaniu satysfakcjonujących relacji z innymi, niskiego poczucia wartości.</text:p>
      <text:p text:style-name="P203"><text:span text:style-name="T204">Diagnostyka psychologiczna<text:s/></text:span><text:span text:style-name="T205">poprzez rozmowę i wywiad, jak również użycie standaryzowanych testów psychologic</text:span><text:span text:style-name="T206">znych umożliwia jak najpełniejsze rozpoznanie funkcjonowania psychicznego zgłaszającej się osoby w wybranym obszarze: osobowości, funkcjonowania poznawczego, inteligencji.</text:span></text:p>
      <text:p text:style-name="P207"/>
      <text:p text:style-name="P208">O NAS</text:p>
      <text:p text:style-name="P209"><text:span text:style-name="T210">Kamila Makara-Czułno -</text:span><text:span text:style-name="T211"><text:s/>magister psychologii, absolwentka Uniwersytetu Jagiell</text:span><text:span text:style-name="T212">ońskiego. Certyfikowana psychoterapeutka Polskiego Towarzystwa Psychologicznego. Ukończyła 4-letnie studia podyplomowe z psychoterapii w Medycznym Centrum Kształcenia Podyplomowego Uniwersytetu Jagiellońskiego. Ponadto uczestniczyła w 2-letnim kursie "Pods</text:span><text:span text:style-name="T213">tawy terapii rodzin". Pozostaje pod stałą superwizją indywidualną i grupową u certyfikowanych superwizorów PTP. <text:s text:c="3"/>Jest członkiem Polskiego Towarzystwa Psychiatrycznego i Polskiego Towarzystwa Psychologicznego. Doświadczenie zawodowe zdobywała, pracując w<text:s/></text:span><text:span text:style-name="T214">poradni zdrowia psychicznego oraz oddziale dziennym psychiatrycznym i poradni seksuologicznej. Pracuje zgodnie z zasadami Kodeksu Etycznego <text:s/>Psychoterapeuty.</text:span></text:p>
      <text:p text:style-name="P215"/>
      <text:p text:style-name="P216"><text:span text:style-name="T217">Joanna Rodzeń-Krawiec -</text:span><text:span text:style-name="T218"><text:s/>magister psychologii, absolwentka Katolickiego Uniwersytetu Lubelskiego,<text:s/></text:span><text:span text:style-name="T219">certyfikowany psychoterapeuta Polskiego Towarzystwa Psychoterapii Psychodynamicznej (certyfikat nr 63). Ukończyła 4-letnią Szkołę Psychoterapii Psychodynamicznej w Krakowskim Centrum Psychodynamicznym. Obecnie w trakcie studiów doktoranckich z psychologii.</text:span><text:span text:style-name="T220"><text:s/>Posiada wieloletnie doświadczenie w prowadzeniu terapii indywidualnej i grupowej, które zdobyła pracując w poradniach zdrowia psychicznego i oddziale dziennym psychiatrycznym. Swoją pracę poddaje systematycznej superwizji u certyfikowanego psychoterapeuty</text:span><text:span text:style-name="T221"><text:s/>PTP. Jest członkiem Polskiego Towarzystwa Psychiatrycznego oraz Polskiego Towarzystwa Psychoterapii Psychodynamicznej. W pracy stosuje się do zasad Kodeksu Etycznego Psychoterapeuty.</text:span></text:p>
      <text:p text:style-name="P222"/>
      <text:p text:style-name="P223"/>
      <text:p text:style-name="P224">CENNIK</text:p>
      <text:p text:style-name="P225">Konsultacje psychologiczne <text:s/>80zł /50 minut</text:p>
      <text:p text:style-name="P226">Poradnictwo<text:s/>psychologiczne <text:s/>80zł/50 minut</text:p>
      <text:p text:style-name="P227">Psychoterapia indywidualna <text:s/>80zł/50 minut</text:p>
      <text:p text:style-name="P228">Diagnostyka psychologiczna:</text:p>
      <text:p text:style-name="P229">Diagnoza <text:s/>osobowości 100 – 200 zł – badanie + wystawienie opinii</text:p>
      <text:p text:style-name="P230">Diagnoza ilorazu inteligencji 150 zł - badanie + wystawienie opinii</text:p>
      <text:p text:style-name="P231">Diagnoza funkcji poznawczych 80 zł - badanie + wystawienie opinii</text:p>
      <text:p text:style-name="P232"/>
      <text:p text:style-name="P233"/>
      <text:p text:style-name="P234">KONTAKT</text:p>
      <text:p text:style-name="Standard"><text:span text:style-name="T235">Kamila Makara-Czułno <text:s text:c="4"/>tel. <text:s/>697 363 288 <text:s text:c="2"/></text:span><text:a xlink:href="mailto:kamaczulno@gmail.com" office:target-frame-name="_top" xlink:show="replace"><text:span text:style-name="T236">kamaczulno@gmail.com</text:span></text:a></text:p>
      <text:p text:style-name="Standard"><text:span text:style-name="T237">Joanna Rodzeń-Krawiec <text:s text:c="3"/>tel. 695 413 577 <text:s text:c="3"/></text:span><text:a xlink:href="mailto:rodzen.joanna@gmail.com" office:target-frame-name="_top" xlink:show="replace"><text:span text:style-name="T238">rodzen.joanna@gmail.com</text:span></text:a></text:p>
      <text:p text:style-name="P239">Mapa</text:p>
      <text:p text:style-name="P240">ul. Zamkowa 2/5b</text:p>
      <text:p text:style-name="Standard"><text:span text:style-name="T241">35-032 Rzeszów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sia</meta:initial-creator>
    <dc:creator>Asia</dc:creator>
    <meta:creation-date>2015-10-18T11:40:00Z</meta:creation-date>
    <dc:date>2015-10-27T21:02:00Z</dc:date>
    <meta:template xlink:href="Normal" xlink:type="simple"/>
    <meta:editing-cycles>4</meta:editing-cycles>
    <meta:editing-duration>PT2580S</meta:editing-duration>
    <meta:document-statistic meta:page-count="7" meta:paragraph-count="33" meta:word-count="2375" meta:character-count="16598" meta:row-count="118" meta:non-whitespace-character-count="14256"/>
  </office:meta>
</office:document-meta>
</file>